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2" style:family="paragraph" style:parent-style-name="Standard">
      <style:paragraph-properties fo:line-height="150%" style:writing-mode="page"/>
      <style:text-properties style:font-name="Arial" fo:font-size="14pt" officeooo:rsid="0024a230" officeooo:paragraph-rsid="00153bb1" fo:background-color="transparent" style:font-size-asian="14pt" style:font-size-complex="14pt"/>
    </style:style>
    <style:style style:name="P3" style:family="paragraph" style:parent-style-name="Standard">
      <style:paragraph-properties fo:line-height="150%" style:writing-mode="page"/>
      <style:text-properties style:font-name="Arial" fo:font-size="14pt" officeooo:paragraph-rsid="00153bb1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>
        <style:tab-stops>
          <style:tab-stop style:position="0.85cm" style:leader-style="solid" style:leader-text="-"/>
        </style:tab-stops>
      </style:paragraph-properties>
      <style:text-properties style:font-name="Arial" fo:font-size="14pt" officeooo:paragraph-rsid="00153bb1" fo:background-color="transparent" style:font-size-asian="14pt" style:font-size-complex="14pt"/>
    </style:style>
    <style:style style:name="P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4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2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2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2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2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24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2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2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2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2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2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3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3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3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3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34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3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36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3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3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3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4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4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4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4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4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4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4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4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4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4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5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5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5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5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5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5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5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5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5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5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6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6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6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6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6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6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6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6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6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6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7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7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7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7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7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7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7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7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7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7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8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8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8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8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8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8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8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8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8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rsid="0024a230" officeooo:paragraph-rsid="00153bb1" fo:background-color="transparent" style:font-size-asian="14pt" style:font-size-complex="14pt"/>
    </style:style>
    <style:style style:name="P8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9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9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9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9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9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9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9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9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9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9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0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0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0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0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0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0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0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0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0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0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1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1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1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1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1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15" style:family="paragraph" style:parent-style-name="Standard" style:list-style-name="" style:master-page-name="">
      <style:paragraph-properties fo:line-height="150%" style:page-number="auto" style:writing-mode="page"/>
      <style:text-properties officeooo:paragraph-rsid="00153bb1" fo:background-color="transparent"/>
    </style:style>
    <style:style style:name="P11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1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1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1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2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2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2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P12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53bb1" fo:background-color="transparent" style:font-size-asian="14pt" style:font-size-complex="14pt"/>
    </style:style>
    <style:style style:name="T1" style:family="text">
      <style:text-properties officeooo:rsid="00217328"/>
    </style:style>
    <style:style style:name="T2" style:family="text">
      <style:text-properties style:font-name="Arial1" officeooo:rsid="0022d589"/>
    </style:style>
    <style:style style:name="T3" style:family="text">
      <style:text-properties style:font-name="Arial1" officeooo:rsid="0024a230"/>
    </style:style>
    <style:style style:name="T4" style:family="text">
      <style:text-properties style:font-name="Arial1" officeooo:rsid="00269f7a"/>
    </style:style>
    <style:style style:name="T5" style:family="text">
      <style:text-properties officeooo:rsid="0022d589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 style:font-name-asian="Lucida Sans Unicode" style:font-name-complex="Times New Roman" style:font-size-complex="10pt"/>
    </style:style>
    <style:style style:name="T8" style:family="text">
      <style:text-properties fo:language="en" fo:country="US" fo:background-color="transparent" loext:char-shading-value="0" style:font-name-asian="Lucida Sans Unicode" style:font-name-complex="Times New Roman"/>
    </style:style>
    <style:style style:name="T9" style:family="text">
      <style:text-properties fo:language="en" fo:country="US" fo:background-color="transparent" loext:char-shading-value="0" style:font-name-asian="Lucida Sans Unicode" style:font-name-complex="Times New Roman" style:font-size-complex="10pt"/>
    </style:style>
    <style:style style:name="T10" style:family="text">
      <style:text-properties officeooo:rsid="0024a230"/>
    </style:style>
    <style:style style:name="T11" style:family="text">
      <style:text-properties officeooo:rsid="00269f7a"/>
    </style:style>
    <style:style style:name="T12" style:family="text">
      <style:text-properties style:font-name="Arial" fo:font-size="14pt" style:font-size-asian="14pt" style:font-size-complex="14pt"/>
    </style:style>
    <style:style style:name="T13" style:family="text">
      <style:text-properties style:font-name="Arial" fo:font-size="14pt" officeooo:rsid="00269f7a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<text:bookmark-start text:name="bookmark8"/>KOMÉDIA BEZ ZAĽÚBENIA<text:bookmark-end text:name="bookmark8"/></text:h>
      <text:p text:style-name="P35">alebo</text:p>
      <text:h text:style-name="P34" text:outline-level="1"><text:bookmark-start text:name="bookmark9"/>OKLAMANÝ KLAMÁ<text:span text:style-name="T1">R</text:span>.<text:bookmark-end text:name="bookmark9"/></text:h>
      <text:p text:style-name="P35"/>
      <text:p text:style-name="P1">Pletka vo 2. spletoch od G. K. Laskomerského.</text:p>
      <text:p text:style-name="P35"/>
      <text:p text:style-name="P1">OSOBY:</text:p>
      <text:p text:style-name="P35"/>
      <text:p text:style-name="P1">Ján Fuzko, gazda, vdovec.</text:p>
      <text:p text:style-name="P35">Miško Fuzko, <text:span text:style-name="T1">j</text:span>eho syn, 15-ročný studen<text:span text:style-name="T1">t</text:span>,</text:p>
      <text:p text:style-name="P1">Kordula Fuzková, stará slečna, jeho tetka.</text:p>
      <text:p text:style-name="P1">Doktor Lesebuch.</text:p>
      <text:p text:style-name="P35"/>
      <text:p text:style-name="P1"/>
      <text:p text:style-name="P1">Výstup 1.</text:p>
      <text:p text:style-name="P35"/>
      <text:p text:style-name="P1">Miško.</text:p>
      <text:p text:style-name="P5"/>
      <text:p text:style-name="P4">Miško (obzerá si na zadku a na kolenách roz­trhané nohavice). Ach, pre pána Jána, krásny výhľad, velikánske potešenie! — Tri diery v no­vých nohaviciach, a to aké diery! — G<text:span text:style-name="T2">ö</text:span>the ho­vorí kdesi: „Len nie nič polovičatého!“ No, toto sú ozaj G<text:span text:style-name="T2">ö</text:span>theho diery, nie polovi<text:span text:style-name="T5">č</text:span>até, a<text:span text:style-name="T5">l</text:span>e celé. Darmo je, všetko sa mení pod slnco<text:span text:style-name="T5">m,</text:span> všetko: mora, zeme, svety a — nohavice tiež. — I vy ste spadly — a, bohužiaľ, so mnou do tŕňa — ako pred vami mnohý výtečník spadol a spadne... Ej, Mišo, Mišo! <text:span text:style-name="T5">A</text:span>v<text:span text:style-name="T5">ša</text:span>k <text:span text:style-name="T5">č</text:span>ože potom, keď otec a nadovšetko tá dudravá tetka počne rectova<text:span text:style-name="T5">ť</text:span> tie epitetá: ty oplan, ty naničhodník, ty ľahkomyseľník, ty bolvan, ty darebák et ceter<text:span text:style-name="T5">a</text:span> <text:span text:style-name="T5">g</text:span>reca. A keď mi feruľou bude klepať pulidery. a <text:span text:style-name="T5">t</text:span>o v čas najnepríhodnejší, keď ich na sebe mať budem! — Eh, ale ma čerti trepali tie straky vyberať! (Rozmýšľa.) Čo tu robiť? — Ja ne­viem, ty nevieš, on nevie; my nevieme, vy ne­viete, oni nevedia. — Samiel <text:soft-page-break/>hi<text:span text:style-name="T5">l</text:span>f!... Bude, bude: už ho mám. Tera<text:span text:style-name="T5">z</text:span> je už i tak večer, nohavice vyzlečiem a schovám ich, bez toho, že by diery niekto bol videl, do kasne. V stredtýždni budem nosiť staré nohavice, v nede<text:span text:style-name="T5">ľ</text:span>u však budem vždy chorým — kýmkoľvek tetka neodíde do kúpeľov — a p<text:span text:style-name="T5">o</text:span>tom si už pomôžem. (Tleskne si do dlane a vyskočí.) Či j<text:span text:style-name="T5">e</text:span> to nie talent, takto diploma­ticky vyhnúť neomylnej srážke? A teraz mar<text:span text:style-name="T5">š</text:span> nohavice vyzliecť. (Odíde.)</text:p>
      <text:p text:style-name="P35"/>
      <text:p text:style-name="P3"><text:span text:style-name="T6">(O tri týždne pozdejšie.) </text:span><text:span text:style-name="Predvolené_20_písmo_20_odseku"><text:span text:style-name="T9">\</text:span></text:span><text:span text:style-name="Predvolené_20_písmo_20_odseku"><text:span text:style-name="T7">footnote</text:span></text:span><text:span text:style-name="Predvolené_20_písmo_20_odseku"><text:span text:style-name="T9">{</text:span></text:span><text:span text:style-name="Predvolené_20_písmo_20_odseku"><text:span text:style-name="T8">Môže sa i ďalej hrať bez pretrhnutia, v ktorom prípade Miško patričné vety primerane zmení.</text:span></text:span><text:span text:style-name="Predvolené_20_písmo_20_odseku"><text:span text:style-name="T9">}</text:span></text:span></text:p>
      <text:p text:style-name="P35"/>
      <text:p text:style-name="P1">Výstup 2.</text:p>
      <text:p text:style-name="P35"/>
      <text:p text:style-name="P1">Kordula, Fuzko.</text:p>
      <text:p text:style-name="P35"/>
      <text:p text:style-name="P1">Kordula (vchádza s Fuzko<text:span text:style-name="T5">m</text:span> do chyže). Chlap­čisko to samopašné, akému páru niet! — Avšak akokoľvek, brat môj drahý, jeho choroba sa mi na nijaký spôsob nepáči. Toto už tretiu nedeľu v horúčke vylihuje.</text:p>
      <text:p text:style-name="P35">Fuzko. Ach, nuž, bez otázky, že je rozpustený, za čo už dosť trestaný býval. Ale je predsa mojím synom, no a mládež je pochabá. — Ako­koľvek je choroba jeho podivná, jednako ná­padné mi je, sestra, prosím <text:span text:style-name="T5">ť</text:span>a, to, že má pritom taký dobrý apetít a práve len v nedeľu postenáva. — Včera tú ohromnú kapustnú štrúdľu skoro sám zjedol. Pospevuje si, a keď <text:span text:style-name="T5">m</text:span>u to nadhodím, odpovedá mi, že mu mozog blčí, že len v trapiech je a v čírej fantázii spieva, a pritom tak očima krúti, ako s trikráľovou hviezdou.</text:p>
      <text:p text:style-name="P35">Kordula (smrká). Brat môj drahý, s choro­bami netreba žartovať. Vieš sa ešte rozpamätať, pred tridsiatimi — no, pred pár rokmi — keď tí husári odmašírovali a na mňa chodily tie kŕče a koliky, madra trápila a tá mura ma tak pre­ukrutn<text:span text:style-name="T5">e</text:span> dlávila! Hej, ak mi pán doktor Lesebuch naskutku žilu nepustí a na dávenie nedá a ak tých pijavíc nie — ako dnes viem, 28 ich bolo — už by som dávno bola v matke zemi odpo­čívala. (Vzdychne.) Pokým je bolesť <text:soft-page-break/>len maličká, treba ju dusiť; keď sa raz rozmôže, potom je už pozde, milý drozde. — Ja myslím, aby sme hneď poslali pre doktora Lesebucha.</text:p>
      <text:p text:style-name="P35">Fuzko. Tak je, sestra moja. Naše myšlienky sa úplne srovnávajú. Ja som už i naozaj poslal preňho, a zaraz bude tu.</text:p>
      <text:p text:style-name="P35">Kordula. Ach, to je múdre. Poďme, brat môj, budeme <text:span text:style-name="T5">č</text:span>akať pri chorom.</text:p>
      <text:p text:style-name="P35"/>
      <text:p text:style-name="P1"/>
      <text:p text:style-name="P1">PREMENA.</text:p>
      <text:p text:style-name="P35"/>
      <text:p text:style-name="P1">Výstup 3.</text:p>
      <text:p text:style-name="P35"/>
      <text:p text:style-name="P1">Miško, Fuzko, Kordula, Lesebuch.</text:p>
      <text:p text:style-name="P35"/>
      <text:p text:style-name="P1">(Miško leží na posteli zakrútený, tetka prikladá mu mokré handry na hlavu. Konča postele stojí Fuzko.)</text:p>
      <text:p text:style-name="P35"/>
      <text:p text:style-name="P1">Miško. Ach, tetuška moja, nesmývajže mi už toľko tú hlavu, veď je nie kapustným sudom... Dolu to, už ma nič nebolí.</text:p>
      <text:p text:style-name="P35">Kordula (pil<text:span text:style-name="T5">ňu</text:span>je okolo neho). Ani mak, Mišík môj, však by ti mozgy zhorely.</text:p>
      <text:p text:style-name="P35">Miško. Nie, nie, už sa lepšie cítim. — Roz­topí<text:span text:style-name="T5">m</text:span> sa pod dvoma perinami. (Pre seba.) Mňa už tento žart mrzí: keby. len tak ďaleko nebo<text:span text:style-name="T5">l</text:span> zašiel; teraz už neviem vykärovať z pomykova.</text:p>
      <text:p text:style-name="P35">Kordula. <text:span text:style-name="T5">Čo</text:span> to šomre<text:span text:style-name="T5">š</text:span> o vi<text:span text:style-name="T5">kár</text:span>ovi?</text:p>
      <text:p text:style-name="P35">Miško. Nič. — Fi, to je horúčos<text:span text:style-name="T5">ť</text:span>!</text:p>
      <text:p text:style-name="P35">Fuzko (potichu). Chúďa, fantazíruje.</text:p>
      <text:p text:style-name="P35">Miško <text:span text:style-name="T5">(</text:span>pre seba). Ba čerta z horúceho pekla.</text:p>
      <text:p text:style-name="P35">Fuzko. Kordula, ja le<text:span text:style-name="T5">n</text:span> ďakujem Bohu, že si už neodišla do kúpeľov; čo by si ja hriešny človek sám bol počal?</text:p>
      <text:p text:style-name="P35">Miško. Ó, ja sa už oveľa lepšie cítim; očivido<text:span text:style-name="T5">m</text:span>e prichodím k sebe. Tetuška, nedaj sa pre mňa zdržovať od cesty.</text:p>
      <text:p text:style-name="P35"><text:soft-page-break/>Kordula. Nie, neboj sa, syn môj drahý, ja ne­odídem od teba prv, kýmkoľvek nebudem pre­svedčená, že si úplne zdravý, čo by hneď i pár týždňov ubehlo.</text:p>
      <text:p text:style-name="P35">Miško. Oh!</text:p>
      <text:p text:style-name="P35">Fuzko. Pichá ho v hlave; vody mu na ňu. (Pri­kladajú mu mokré handr<text:span text:style-name="T5">y</text:span> na hlavu. Fuzko volá von dvermi.) Zuzka, nože pomiešaj sviežeho osrb<text:span text:style-name="T5">l</text:span>ianskeho chrenu s vínnym octom a nácestou: prilepíme mu ho na podošvy.</text:p>
      <text:p text:style-name="P35">Miško (zdrapí handru a otrepe ju tetke o hlavu. Plačlivým hlasom). Dajte mi pokoj!</text:p>
      <text:p text:style-name="P35">Kordula (kričia). Beda! Fantazíruje! Ratujte!</text:p>
      <text:p text:style-name="P35">Fuzko (kričia). Beda! Fantazíruje! Ratujte!</text:p>
      <text:p text:style-name="P35">Lesebuch (vbehne). Wos is ten tos fir a kšrá<text:span text:style-name="T10">j?</text:span>! Ahá, mlatý pán chorý?</text:p>
      <text:p text:style-name="P35">Fuzko (pristúpi k doktorovi, chytí ho za ruku a ťahá ku posteli). Chvála Bohu, že ste <text:span text:style-name="T10">už</text:span> tu! Pán doktor, ráčte pozrieť a poradiť, čo najlepšie viete; pomáhajte, ratujte, aby mi syn nevykapal. Doktorko môj, doktorko! (Plačlivo.) Však ne­mám len toho jedného; nerád by ho utratil.</text:p>
      <text:p text:style-name="P35">Miško (pre seba). No, na mor veru, to začína pekne, <text:span text:style-name="T10">č</text:span>o sa z toho ešte vykľuje?</text:p>
      <text:p text:style-name="P35">Lesebuch (vytiera okuliare — veľmi vážne). Hm, hm, chlafa rozpálený ako fápenica.</text:p>
      <text:p text:style-name="P35">Miško (stranou). Cigán!</text:p>
      <text:p text:style-name="P35">Lesebuch. Miško, fyplasiť jazyk.</text:p>
      <text:p text:style-name="P35">Miško (vyplazí ho čím najdlhšie). Mé!</text:p>
      <text:p text:style-name="P35">Lesebuch. Hm, hm. Na jasyk eolor luritus.</text:p>
      <text:p text:style-name="P35">Miško (stranou). Ešte vraj luridus — grobian!</text:p>
      <text:p text:style-name="P35">Lesebuch. Hm, hm. Puls tyky-taky, pije ako kvostik párancov.</text:p>
      <text:p text:style-name="P35">Miško. No, čože ešte? Sonst keine Schmerzen?</text:p>
      <text:p text:style-name="P35">Lesebuch. V plucikach hučuje ako mechu: súsik napuchnutý — (zasmrkne si, vážne). Fšecky tito Simo thome to fetna sú istým snakom simnice febris prenniciosa a organtínový Herzfehler im h<text:span text:style-name="T3">ö</text:span>chsten Grad. (Mrdne tri r<text:span text:style-name="T10">a</text:span>zy plecom.) Moše felmi lahko to semi sachryznut. Aký dali medic<text:span text:style-name="T10">i</text:span>n?</text:p>
      <text:p text:style-name="P35"><text:soft-page-break/>Fuzko. Prikladali sme mu na žalúdok senné mrvy.</text:p>
      <text:p text:style-name="P35">Lesebuch. Ah — seny <text:span text:style-name="T10">mrn</text:span>ky?</text:p>
      <text:p text:style-name="P35">Kordula. I bazový kvet sme mu varili.</text:p>
      <text:p text:style-name="P35">Lesebuch. Basom kvet — snám, snám.</text:p>
      <text:p text:style-name="P35">Kordula. Materinu dúšku —</text:p>
      <text:p text:style-name="P35">Lesebuch. I materi dušu, fiem, ano, fiem. Ak nie furt pomoc, tak Jungerherr adieu marš —</text:p>
      <text:p text:style-name="P88">Fuzko. Ach, pre Pána Boha!</text:p>
      <text:p text:style-name="P2">Kordula. Ach, pre Pána Boha!</text:p>
      <text:p text:style-name="P1">Miško (pre seba.) Tento ja<text:span text:style-name="T10">š</text:span>o!</text:p>
      <text:p text:style-name="P35">F<text:span text:style-name="T10">u</text:span>zko. Ale prosím za odpustenie pána doktora, že osmeľujem sa poznamenať: Čudným spôso­bom táto nebezpečná choroba napadá Miška práve len každú nedeľu, v stredtýždni je zdravý ako ryba.</text:p>
      <text:p text:style-name="P35">Lesebuch. Ganz richtig; sú také simnice, čo sa každý týždeň, mesiac alebo i každý rok nafracujú.</text:p>
      <text:p text:style-name="P35">Miško. Ba možno i sekulárné zimnice s jubileumom.</text:p>
      <text:p text:style-name="P35">Lesebuch. Ja to novinky písať tento simnic.</text:p>
      <text:p text:style-name="P35">F<text:span text:style-name="T10">u</text:span>zko (ku Kordule). Počuješ, sestra, to je doktor!</text:p>
      <text:p text:style-name="P35">Kordula (k Fuzkovi). Počuješ, brat, to je zim­nica!</text:p>
      <text:p text:style-name="P35">Miško. Obidvaja strašní.</text:p>
      <text:p text:style-name="P35">Lesebuch. Nech nepoja, ich werde mein M<text:span text:style-name="T3">ö</text:span>glichstes thun. Ja som in antecessum tačo sepu doniesol, a síce Ipecaccuanhu.</text:p>
      <text:p text:style-name="P35">Miško (pre seba). Čoho?</text:p>
      <text:p text:style-name="P35">Lesebuch. Cum tartaro stibiato.</text:p>
      <text:p text:style-name="P35">Miško (stranou). No, bodaj i teba boli Tatári štípali. (Nahlas.) Pán doktor, aká to bude me­dicína?</text:p>
      <text:p text:style-name="P35">Lesebuch. Slatky, delikát, na Beruhigung. (Šepce Kordule a Fuzkovi.) Bude tafit, apy vyčistiť susik. Potom dostane laxir <text:span text:style-name="T10">h</text:span>erunter, a ket to nix dost, máme reserv visikátor, pijafic a šilu — — (zasmrkne) f<text:span text:style-name="T3">ü</text:span>rchtns nix.</text:p>
      <text:p text:style-name="P35"><text:soft-page-break/>Kordula. Ach, veď sa my celkom spoliehame na vás, pán doktor, ako na človeka múdreho. (Pokloní sa.)</text:p>
      <text:p text:style-name="P35">Lesebuch. No, modrý rozum, ano. He-he! — Teraz prosím, frajln, na šólky foty a lišicu, a pán Fusko svicu halten; nošík, čo budeme visikator šmirat, a potom prosím Španiš-Wand.</text:p>
      <text:p text:style-name="P35">Fúzko. Hneď, naskutku bude všetko. (Odíde.)</text:p>
      <text:p text:style-name="P35">Kordula (podáva šálku s vodou a lyžicu.) Nech sa páči, pán doktor.</text:p>
      <text:p text:style-name="P35">Lesebuch (namieša prachu do vody). Tak — a terás kuráš, mlatý pán! Ajnc, cvaj, traj! — a potom furdes tnu.</text:p>
      <text:p text:style-name="P35">Miško (stranou). Keby ťa mohol furdesovať pod posteľ! (Pije, ale veľa rozleje.)</text:p>
      <text:p text:style-name="P35">Lesebuch. No, nix to, to musí pyt, lepo potom marš to chr<text:span text:style-name="T10">o</text:span>pu.</text:p>
      <text:p text:style-name="P35">Miško (otvára ústa dokorán). Jaj, beda! (Le­sebuch vlieva mu ostatok do úst.) Brrrrrr! To je hnusota, fuj! Jaj, všetko sa mi dvíha; — fí!</text:p>
      <text:p text:style-name="P35">Lesebuch (utiera si ručníkom čelo). Teufl hinei<text:span text:style-name="T11">n</text:span>! Čo ropia? Še<text:span text:style-name="T11">c</text:span>ko ma sauferkali, oni šalamacho. Dopre, še poli tuhy dosis, ináč by ne­operovať.</text:p>
      <text:p text:style-name="P35">Kordula. Nedá sa mu už viac, pán doktor?</text:p>
      <text:p text:style-name="P35">Lesebuch. Kaštú štvrt chodín tva lišic a potom <text:span text:style-name="T11">š</text:span>ol<text:span text:style-name="T11">e</text:span>rl folo<text:span text:style-name="T11">f</text:span>ú polevku.</text:p>
      <text:p text:style-name="P35">Kordula. To sa nájde, hovädzej polievky, chvála Bohu, máme pri ruke.</text:p>
      <text:p text:style-name="P5">Fuzko (nesie papierovú stenu). No, syn môj, nebude <text:span text:style-name="T11">ť</text:span>a svetlo urážať. (Rozprestrie ju pred posteľ.)</text:p>
      <text:p text:style-name="P7">Miško (stranou). No, teraz je už dobre. Už som v klepci. Oj, nohavic<text:span text:style-name="T11">e</text:span>, nohavice! Počína sa mi hlava krútiť, to bude pekná paštet<text:span text:style-name="T11">ň</text:span>a — fuj!</text:p>
      <text:p text:style-name="P5">Fuzko (kladie sviecu a nôž n<text:span text:style-name="T11">a</text:span> stôl). Môj milý pán doktor Lesebuch, len pečujte, len mi ho vy­trhnite! Budem vaším večným dlžníkom.</text:p>
      <text:p text:style-name="P5">Lesebuch (pre seba). Fečným? Ja fe<text:span text:style-name="T11">č</text:span>ný tlšníky neksem, mne tlšníky taky lieb, čo c<text:span text:style-name="T11">h</text:span>net to ruky vyglaichat.</text:p>
      <text:p text:style-name="P5">Miško (za stenou). Jaj — dušu mi vychytí ťažoby mám neslýchané; pán doktor, pomá­hajte!</text:p>
      <text:p text:style-name="P5">Lesebuch (ohrieva nôž na svieci a natiera ním vizikátor na kus plátna). Kurios! Tuši vychytiť, tašoby, a že fraj nie chorý.</text:p>
      <text:p text:style-name="P5"><text:soft-page-break/>Miško. Brrr, zle, je! Veď ste ma to vy cho­rým spravili; i ja som sa chorým spravil pre — no, pre — nohavice.</text:p>
      <text:p text:style-name="P5">Lesebuch. Acha! H<text:span text:style-name="T4">ö</text:span>rens? — Tí, čo majú delírium potatorum — o potkanoch fantasirn; a tento mlatý fantasirn a plúsní in párok sismo o nochaviciach, he-he-he!</text:p>
      <text:p text:style-name="P5">Kordula. Ach, pán doktor, či vám ešte môže ísť do smiechu?</text:p>
      <text:p text:style-name="P5">Lesebuch. To svik, frajln Kortul, svik. — Tu ešte restl táme vypit; potom mu filepíme fisikator na brúch. Ale, prosím, Herr Fusko a Frajln Kortul, pomachaju, lepo poj<text:span text:style-name="T11">í</text:span>m, že vo fantasi filepi sauch. (Ide s Kordulou za stenu.)</text:p>
      <text:p text:style-name="P5">Fuzko (utiera si slzy). Kto by si to bol po­myslel! — Už neviem, či kde pod slncom bolo väčšieho impostora, ako bol môj Miško. Bol? — Ach, možno, že už skoro tak povieme, že len — bol. — Ale talent znamenitý; však bol môj vlastný syn. Ak sa mi ten jedináček po­minie, môžem ísť i ja ta. — Osud to krutý, —</text:p>
      <text:p text:style-name="P5">Miško. Hlavu mi krúti. Nevezmem ani za všetky poklady sveta, čo sa tetka priam na hlavu postaví. Nie!</text:p>
      <text:p text:style-name="P5">Lesebuch. Saffrment — to musí pyt!</text:p>
      <text:p text:style-name="P5">Kordula. Pre Boha, počúvniže, Miško! Všetky tvoje dosavádné nezbednosti ti odpustím, len ber, ber — ber! Lebo vykapeš ako muška o Troch kráľoch.</text:p>
      <text:p text:style-name="P5">Miško. Ach, tetka moja roztomilá; trikráľová hviezda! Pokoj, pokoj! Celý svet sa so mnou točí!</text:p>
      <text:p text:style-name="P5">Lesebuch. Marš, sag’ ich; preč s rukou! Nek leju, frajln, to gáker, a ja mu prilepim fisikator.</text:p>
      <text:p text:style-name="P5">Miško. Uj! Preč, mordári! (Borcovanie, krik, rumia. Stena sa prevráti a Miško v županku, bledý, rozčuchaný, vyskočí naprostred izbu, za ním Kordula a Lesebuch.)</text:p>
      <text:p text:style-name="P5">Lesebuch (driape si s nosa vizikátor). Schweinerei! Ešte mi s flastným fisikatorom salepi oči. — Verfluchter Kerl! Nek ho dršia, pán Fusken! Alló, pustím šilu a 24 pijafic mu priloším na chlavu. To je paciencia furibunda.</text:p>
      <text:p text:style-name="P5"><text:soft-page-break/>F<text:span text:style-name="T11">u</text:span>zko. Ak treba, pán doktor, bunda — ale ja by myslel, že je tu dosť teplo.</text:p>
      <text:p text:style-name="P5">Kordula (striasa si prach s hlavy). Ach, beda mne, celú hlavu mi obsypal tým prachom.</text:p>
      <text:p text:style-name="P5">Miško. Pusťte ma, pre Boha, lebo sa zbláznim. Pusťte ma — vyznám vám všetko — že som vás klamal — ale seba oklamal. — Len tohto hrobára preč odo mňa.</text:p>
      <text:p text:style-name="P5">Lesebuch. Hoho! Nix to. Paroxismus strašný! (Ostrí si nožík na žilu.)</text:p>
      <text:p text:style-name="P5">Miško (kľakne, zdvihnúc ruky). Otče, pre Boha, smiluj sa nado mnou, nedaj ma mučiť. Vyjavím, vyjavím všetko. — Nebo<text:span text:style-name="T11">l</text:span> som chorý ani mak, len som sa staväl chorým. — Pred troma týždňami v jednu nedeľu, vyberajúc straky, spadol som do tŕnia a nové nohavice, čo si mi na mena kúpil, som škandalózne domykal. — Bál som sa bitky, nuž som si tak múdre, či mám povedať hlúpe rozhútal: že v stredtýždni budem nosiť staré, v nedeľu však — kým bude tetka doma — lebo tej som sa bál ako prepytujem čerta — v nedeľu urobím sa chorým, aby som v roztrhaných nohaviciach vyrukovať nemusel, pritom aby som bitke vyhol a do nedeľnej školy chodiť nemusel. A jestli nechcete veriť: tam je corpus delicti v kasni schovaný. Takto sa žalujem, vyznávam a na javo dá<text:span text:style-name="T11">v</text:span>am, a prosím o riešenie a milostivé <text:span text:style-name="T11">o</text:span>dpustenie hriechov. Amen.</text:p>
      <text:p text:style-name="P5">Lesebuch. A just niks! Sem šilu, sem!</text:p>
      <text:p text:style-name="P35">Miško (v strachu). Tetuška, odpusťte, tam sú nohavice v kasni.</text:p>
      <text:p text:style-name="P35">Kordula (zadivená beží do kasne, vytiahne nohavice a prestrie ich). Ach, ach!</text:p>
      <text:h text:style-name="P115" text:outline-level="3"><text:bookmark-start text:name="bookmark11"/><text:span text:style-name="T12">Lesebuch. </text:span><text:bookmark-end text:name="bookmark11"/><text:span text:style-name="T13">Och, och!</text:span></text:h>
      <text:p text:style-name="P35"><text:span text:style-name="T11">Fuzko. </text:span>Och, och!</text:p>
      <text:p text:style-name="P35"><text:bookmark text:name="bookmark12"/>Lesebuch. Špektakl!</text:p>
      <text:p text:style-name="P35">Kordula. Ľudia, nuž ale či ste to slýc<text:span text:style-name="T11">h</text:span>ali! Takýto kúsok vyviesť, takýchto bláznov narobiť!</text:p>
      <text:p text:style-name="P35">Fuzko (nahnevaný). Naničhodný oplan! Nuž <text:span text:style-name="T11">č</text:span>i ti mám hneď krk vykrútiť, há? — Takto nás nablázniť všetkých troch, mňa a tvoju dobrú tetku nastrašiť! (Utíšený.) Ej, ej, mal by som sa veľmi hnevať, mal by ťa prísne trestať; ale si <text:soft-page-break/>sa sám potrestal. Dávil si dosť, a ufám sa, že zlosť, zlč a samopaš vyšly z teba a že nabu­dúce budeš lepším. (Ku Kordule.) Napokon, úprimne vyznám, som predsa rád, že to nebolo naozaj.</text:p>
      <text:p text:style-name="P35">Kordula (posmešne). Pán doktor, gratulujem vám k takej skvelej kúre. Vaše lieky robia divy a zázraky. (Ukloní sa.)</text:p>
      <text:p text:style-name="P35">Lesebuch. D<text:span text:style-name="T11">a</text:span>nke. Nek verit, polo to felmi potrepné, tobry aspo<text:span text:style-name="T11">n</text:span> preservativ. — Ale, Miško, ešte tú šilu —</text:p>
      <text:p text:style-name="P35">Miško. Ach, ďakujem ponížene, nemusím mať zo všetkého.</text:p>
      <text:p text:style-name="P35">Fuzko. Vidíš. Miško môj, máš neučenie pre budúcnosť, aby si viac neklamal; lebo kto iných klamať chce, sám oklamaný býva.</text:p>
      <text:p text:style-name="P5">Miško (skrúšene). Uznávam, otec môj drahý, moju ľahkomyseľnosť, sľubujem polepšenie a po­slušnosť.</text:p>
      <text:p text:style-name="P5">Fuzko. Pán doktor — bez otázky, vaše lieky pomohly, ak tých niet, môj synak by ešte vždy bol darebákom a bol by nás ešte ďalej mámil. A tak nech sa vám páči za prospešnú radu a ustávanie túto maličkosť vďačne prijať. (Dáva mu toliar s úsmechom.) Ja s mojej strany som s výsledkom nebezpečnej choroby úplne spokojný.</text:p>
      <text:p text:style-name="P5">Kordula. Ďakovať Bohu, i ja.</text:p>
      <text:p text:style-name="P5">Lesebuch (nastaviac si okuliare, kuká bokom na honorár). Tvrdý toliar; mäkne mi serce. (Nahlas.) I ja som úpelne spokojný. (Ukáže tvrdý toliar obecenstvu.) Hm, metecina osošila!</text:p>
      <text:p text:style-name="P1">(Opona spadne.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dvolené_20_písmo_20_odseku" style:display-name="Predvolené písmo odsek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9T11:14:12.614000000</meta:creation-date>
    <dc:date>2022-11-29T11:15:03.244000000</dc:date>
    <meta:editing-duration>PT51S</meta:editing-duration>
    <meta:editing-cycles>1</meta:editing-cycles>
    <meta:document-statistic meta:table-count="0" meta:image-count="0" meta:object-count="0" meta:page-count="9" meta:paragraph-count="124" meta:word-count="2220" meta:character-count="13373" meta:non-whitespace-character-count="11212"/>
    <meta:generator>LibreOffice/6.3.1.2$Windows_x86 LibreOffice_project/b79626edf0065ac373bd1df5c28bd630b4424273</meta:generator>
  </office:meta>
</office:document-meta>
</file>